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erif" svg:font-family="serif"/>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fo:language="es" fo:country="ES" officeooo:rsid="0008a84a" officeooo:paragraph-rsid="0008a84a"/>
    </style:style>
    <style:style style:name="P2" style:family="paragraph" style:parent-style-name="Text_20_body">
      <style:text-properties fo:language="es" fo:country="ES" officeooo:paragraph-rsid="000d1b3a"/>
    </style:style>
    <style:style style:name="P3" style:family="paragraph" style:parent-style-name="Text_20_body">
      <style:paragraph-properties fo:text-align="justify" style:justify-single-word="false"/>
      <style:text-properties fo:language="es" fo:country="ES" officeooo:rsid="0014f363" officeooo:paragraph-rsid="0014f363"/>
    </style:style>
    <style:style style:name="P4" style:family="paragraph" style:parent-style-name="Text_20_body">
      <style:paragraph-properties fo:text-align="justify" style:justify-single-word="false"/>
      <style:text-properties fo:language="es" fo:country="ES" officeooo:paragraph-rsid="002e7a23"/>
    </style:style>
    <style:style style:name="P5" style:family="paragraph" style:parent-style-name="Text_20_body">
      <style:paragraph-properties fo:text-align="justify" style:justify-single-word="false"/>
      <style:text-properties fo:language="es" fo:country="ES" officeooo:rsid="002e7a23" officeooo:paragraph-rsid="002e7a23"/>
    </style:style>
    <style:style style:name="P6" style:family="paragraph" style:parent-style-name="Text_20_body">
      <style:paragraph-properties fo:text-align="center" style:justify-single-word="false"/>
      <style:text-properties fo:language="es" fo:country="ES" officeooo:rsid="002e7a23" officeooo:paragraph-rsid="002e7a23"/>
    </style:style>
    <style:style style:name="P7" style:family="paragraph" style:parent-style-name="Text_20_body">
      <style:paragraph-properties fo:text-align="center" style:justify-single-word="false"/>
      <style:text-properties fo:language="es" fo:country="ES" officeooo:rsid="002f2d77" officeooo:paragraph-rsid="002f2d77"/>
    </style:style>
    <style:style style:name="P8" style:family="paragraph" style:parent-style-name="Text_20_body">
      <style:paragraph-properties fo:text-align="end" style:justify-single-word="false"/>
      <style:text-properties fo:font-size="18pt" fo:language="es" fo:country="ES" officeooo:rsid="000a99e6" officeooo:paragraph-rsid="000a99e6" style:font-size-asian="18pt" style:font-size-complex="18pt"/>
    </style:style>
    <style:style style:name="P9" style:family="paragraph" style:parent-style-name="Text_20_body">
      <style:paragraph-properties fo:text-align="justify" style:justify-single-word="false"/>
      <style:text-properties officeooo:rsid="001f1a53" officeooo:paragraph-rsid="001f1a53"/>
    </style:style>
    <style:style style:name="P10" style:family="paragraph" style:parent-style-name="Text_20_body">
      <style:text-properties officeooo:rsid="00210fdd" officeooo:paragraph-rsid="000d1b3a"/>
    </style:style>
    <style:style style:name="P11" style:family="paragraph" style:parent-style-name="Text_20_body">
      <style:paragraph-properties fo:text-align="justify" style:justify-single-word="false"/>
      <style:text-properties officeooo:rsid="00287e8a" officeooo:paragraph-rsid="002d0c5b"/>
    </style:style>
    <style:style style:name="P12" style:family="paragraph" style:parent-style-name="Text_20_body">
      <style:paragraph-properties fo:text-align="justify" style:justify-single-word="false"/>
      <style:text-properties officeooo:rsid="002a2604" officeooo:paragraph-rsid="002a2604"/>
    </style:style>
    <style:style style:name="P13" style:family="paragraph" style:parent-style-name="Text_20_body">
      <style:paragraph-properties fo:text-align="justify" style:justify-single-word="false"/>
      <style:text-properties officeooo:rsid="002baae9" officeooo:paragraph-rsid="002baae9"/>
    </style:style>
    <style:style style:name="P14" style:family="paragraph" style:parent-style-name="Text_20_body">
      <style:paragraph-properties fo:text-align="justify" style:justify-single-word="false"/>
      <style:text-properties officeooo:rsid="002dc84e" officeooo:paragraph-rsid="002dc84e"/>
    </style:style>
    <style:style style:name="P15" style:family="paragraph" style:parent-style-name="Text_20_body">
      <style:paragraph-properties fo:text-align="justify" style:justify-single-word="false"/>
      <style:text-properties officeooo:paragraph-rsid="0026be73"/>
    </style:style>
    <style:style style:name="P16" style:family="paragraph" style:parent-style-name="Text_20_body">
      <style:paragraph-properties fo:break-before="page"/>
      <style:text-properties fo:language="es" fo:country="ES" officeooo:rsid="0008a84a" officeooo:paragraph-rsid="0008a84a"/>
    </style:style>
    <style:style style:name="P17" style:family="paragraph" style:parent-style-name="Title">
      <style:text-properties fo:language="es" fo:country="ES" officeooo:rsid="0008a84a" officeooo:paragraph-rsid="0008a84a"/>
    </style:style>
    <style:style style:name="P18" style:family="paragraph" style:parent-style-name="Subtitle">
      <style:text-properties fo:language="es" fo:country="ES" officeooo:rsid="0008a84a" officeooo:paragraph-rsid="0008a84a"/>
    </style:style>
    <style:style style:name="P19" style:family="paragraph" style:parent-style-name="Footnote">
      <style:text-properties fo:language="es" fo:country="ES" officeooo:rsid="001f1a53" officeooo:paragraph-rsid="001f1a53"/>
    </style:style>
    <style:style style:name="P20" style:family="paragraph" style:parent-style-name="Text_20_body">
      <style:paragraph-properties fo:text-align="justify" style:justify-single-word="false"/>
      <style:text-properties fo:language="es" fo:country="ES" officeooo:rsid="001f1a53" officeooo:paragraph-rsid="00287e8a"/>
    </style:style>
    <style:style style:name="P21" style:family="paragraph" style:parent-style-name="Text_20_body">
      <style:paragraph-properties fo:text-align="justify" style:justify-single-word="false"/>
      <style:text-properties fo:language="es" fo:country="ES" officeooo:rsid="00287e8a" officeooo:paragraph-rsid="00287e8a"/>
    </style:style>
    <style:style style:name="P22" style:family="paragraph" style:parent-style-name="Text_20_body">
      <style:paragraph-properties fo:text-align="justify" style:justify-single-word="false"/>
      <style:text-properties fo:language="es" fo:country="ES" officeooo:rsid="00287e8a" officeooo:paragraph-rsid="002d0c5b"/>
    </style:style>
    <style:style style:name="P23" style:family="paragraph" style:parent-style-name="Text_20_body">
      <style:text-properties fo:language="es" fo:country="ES" officeooo:paragraph-rsid="0018e9f9"/>
    </style:style>
    <style:style style:name="P24" style:family="paragraph" style:parent-style-name="Text_20_body">
      <style:paragraph-properties fo:text-align="justify" style:justify-single-word="false"/>
      <style:text-properties fo:language="es" fo:country="ES" officeooo:rsid="000c7216" officeooo:paragraph-rsid="0026be73"/>
    </style:style>
    <style:style style:name="P25" style:family="paragraph" style:parent-style-name="Text_20_body">
      <style:paragraph-properties fo:text-align="justify" style:justify-single-word="false"/>
      <style:text-properties fo:language="es" fo:country="ES" officeooo:rsid="0032a74b" officeooo:paragraph-rsid="0032a74b"/>
    </style:style>
    <style:style style:name="P26" style:family="paragraph" style:parent-style-name="Text_20_body" style:list-style-name="L2">
      <style:text-properties fo:language="es" fo:country="ES" officeooo:paragraph-rsid="0034c256"/>
    </style:style>
    <style:style style:name="P27" style:family="paragraph" style:parent-style-name="Text_20_body" style:list-style-name="L2">
      <style:text-properties fo:language="es" fo:country="ES" officeooo:rsid="0034c256" officeooo:paragraph-rsid="0034c256"/>
    </style:style>
    <style:style style:name="P28" style:family="paragraph" style:parent-style-name="Text_20_body" style:list-style-name="L2">
      <style:text-properties fo:language="es" fo:country="ES" officeooo:rsid="003670c4" officeooo:paragraph-rsid="003670c4"/>
    </style:style>
    <style:style style:name="P29" style:family="paragraph" style:parent-style-name="Text_20_body">
      <style:paragraph-properties fo:text-align="justify" style:justify-single-word="false"/>
      <style:text-properties officeooo:rsid="002fd1a5" officeooo:paragraph-rsid="002fd1a5"/>
    </style:style>
    <style:style style:name="P30" style:family="paragraph" style:parent-style-name="Text_20_body">
      <style:paragraph-properties fo:text-align="justify" style:justify-single-word="false"/>
      <style:text-properties officeooo:rsid="0031af8c" officeooo:paragraph-rsid="0031af8c"/>
    </style:style>
    <style:style style:name="P31" style:family="paragraph" style:parent-style-name="Text_20_body">
      <style:paragraph-properties fo:text-align="justify" style:justify-single-word="false"/>
      <style:text-properties officeooo:rsid="00328f0c" officeooo:paragraph-rsid="00328f0c"/>
    </style:style>
    <style:style style:name="P32" style:family="paragraph" style:parent-style-name="Text_20_body">
      <style:paragraph-properties fo:text-align="justify" style:justify-single-word="false"/>
      <style:text-properties officeooo:rsid="0032a74b" officeooo:paragraph-rsid="0032a74b"/>
    </style:style>
    <style:style style:name="P33" style:family="paragraph" style:parent-style-name="Text_20_body">
      <style:paragraph-properties fo:text-align="justify" style:justify-single-word="false"/>
      <style:text-properties fo:color="#800000" fo:font-weight="bold" officeooo:rsid="0032a74b" officeooo:paragraph-rsid="0032a74b" style:font-weight-asian="bold" style:font-weight-complex="bold"/>
    </style:style>
    <style:style style:name="P34" style:family="paragraph" style:parent-style-name="Text_20_body">
      <style:paragraph-properties fo:text-align="justify" style:justify-single-word="false"/>
      <style:text-properties officeooo:rsid="00287e8a" officeooo:paragraph-rsid="00287e8a"/>
    </style:style>
    <style:style style:name="P35" style:family="paragraph" style:parent-style-name="Text_20_body">
      <style:paragraph-properties fo:text-align="justify" style:justify-single-word="false"/>
      <style:text-properties officeooo:rsid="0034c256" officeooo:paragraph-rsid="0034c256"/>
    </style:style>
    <style:style style:name="P36" style:family="paragraph" style:parent-style-name="Text_20_body">
      <style:paragraph-properties fo:text-align="justify" style:justify-single-word="false"/>
      <style:text-properties officeooo:rsid="0037349c" officeooo:paragraph-rsid="0037349c"/>
    </style:style>
    <style:style style:name="P37" style:family="paragraph" style:parent-style-name="Heading_20_1">
      <style:text-properties fo:language="es" fo:country="ES" officeooo:rsid="0008a84a" officeooo:paragraph-rsid="000d3620"/>
    </style:style>
    <style:style style:name="P38" style:family="paragraph" style:parent-style-name="Heading_20_1">
      <style:paragraph-properties fo:break-before="page"/>
      <style:text-properties fo:language="es" fo:country="ES" officeooo:rsid="0008a84a" officeooo:paragraph-rsid="0014f363"/>
    </style:style>
    <style:style style:name="P39" style:family="paragraph" style:parent-style-name="Heading_20_1">
      <style:paragraph-properties fo:break-before="page"/>
      <style:text-properties fo:language="es" fo:country="ES" officeooo:rsid="0008a84a" officeooo:paragraph-rsid="000f3325"/>
    </style:style>
    <style:style style:name="P40" style:family="paragraph" style:parent-style-name="Heading_20_1">
      <style:paragraph-properties fo:break-before="page"/>
      <style:text-properties fo:language="es" fo:country="ES" officeooo:rsid="0014f363" officeooo:paragraph-rsid="0014f363"/>
    </style:style>
    <style:style style:name="P41" style:family="paragraph" style:parent-style-name="Heading_20_2">
      <style:text-properties fo:language="es" fo:country="ES"/>
    </style:style>
    <style:style style:name="P42" style:family="paragraph" style:parent-style-name="Anexo" style:list-style-name="L1">
      <style:text-properties fo:language="es" fo:country="ES"/>
    </style:style>
    <style:style style:name="P43" style:family="paragraph" style:parent-style-name="Anexo" style:list-style-name="L1">
      <style:paragraph-properties fo:break-before="page"/>
    </style:style>
    <style:style style:name="P44" style:family="paragraph" style:parent-style-name="Contents_20_1">
      <style:paragraph-properties>
        <style:tab-stops>
          <style:tab-stop style:position="6.6929in" style:type="right" style:leader-style="dotted" style:leader-text="."/>
        </style:tab-stops>
      </style:paragraph-properties>
    </style:style>
    <style:style style:name="P45"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fo:language="es" fo:country="ES"/>
    </style:style>
    <style:style style:name="T2" style:family="text">
      <style:text-properties fo:language="es" fo:country="ES" officeooo:rsid="0008a84a"/>
    </style:style>
    <style:style style:name="T3" style:family="text">
      <style:text-properties fo:language="es" fo:country="ES" fo:font-style="italic" style:font-style-asian="italic" style:font-style-complex="italic"/>
    </style:style>
    <style:style style:name="T4" style:family="text">
      <style:text-properties fo:language="es" fo:country="ES" fo:font-style="italic" officeooo:rsid="0037349c" style:font-style-asian="italic" style:font-style-complex="italic"/>
    </style:style>
    <style:style style:name="T5" style:family="text">
      <style:text-properties fo:language="es" fo:country="ES" fo:font-style="normal" style:font-style-asian="normal" style:font-style-complex="normal"/>
    </style:style>
    <style:style style:name="T6" style:family="text">
      <style:text-properties fo:language="es" fo:country="ES" officeooo:rsid="000d3620"/>
    </style:style>
    <style:style style:name="T7" style:family="text">
      <style:text-properties fo:language="es" fo:country="ES" officeooo:rsid="002baae9"/>
    </style:style>
    <style:style style:name="T8" style:family="text">
      <style:text-properties fo:language="es" fo:country="ES" officeooo:rsid="002d0c5b"/>
    </style:style>
    <style:style style:name="T9" style:family="text">
      <style:text-properties fo:language="es" fo:country="ES" officeooo:rsid="002dc84e"/>
    </style:style>
    <style:style style:name="T10" style:family="text">
      <style:text-properties fo:language="es" fo:country="ES" officeooo:rsid="00114a56"/>
    </style:style>
    <style:style style:name="T11" style:family="text">
      <style:text-properties fo:language="es" fo:country="ES" officeooo:rsid="002e7a23"/>
    </style:style>
    <style:style style:name="T12" style:family="text">
      <style:text-properties fo:language="es" fo:country="ES" officeooo:rsid="0037349c"/>
    </style:style>
    <style:style style:name="T13" style:family="text">
      <style:text-properties fo:font-style="italic" officeooo:rsid="002e7a23" style:font-style-asian="italic" style:font-style-complex="italic"/>
    </style:style>
    <style:style style:name="T14" style:family="text">
      <style:text-properties fo:font-style="italic" officeooo:rsid="00345695" style:font-style-asian="italic" style:font-style-complex="italic"/>
    </style:style>
    <style:style style:name="T15"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6" style:family="text">
      <style:text-properties officeooo:rsid="000d3620"/>
    </style:style>
    <style:style style:name="T17" style:family="text">
      <style:text-properties fo:color="#800000" fo:language="es" fo:country="ES" fo:font-weight="bold" style:font-weight-asian="bold" style:font-weight-complex="bold"/>
    </style:style>
    <style:style style:name="T18" style:family="text">
      <style:text-properties fo:color="#800000" fo:language="es" fo:country="ES" fo:font-style="italic" fo:font-weight="bold" officeooo:rsid="0037349c" style:font-style-asian="italic" style:font-weight-asian="bold" style:font-style-complex="italic" style:font-weight-complex="bold"/>
    </style:style>
    <style:style style:name="T19" style:family="text">
      <style:text-properties officeooo:rsid="002e7a23"/>
    </style:style>
    <style:style style:name="T20" style:family="text">
      <style:text-properties officeooo:rsid="002fcb6a"/>
    </style:style>
    <style:style style:name="T21" style:family="text">
      <style:text-properties officeooo:rsid="00345695"/>
    </style:style>
    <style:style style:name="T22" style:family="text">
      <style:text-properties officeooo:rsid="0034c256"/>
    </style:style>
    <style:style style:name="fr1"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prefix="Anexo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Memoria de Sistemas Inteligentes</text:p>
      <text:p text:style-name="P18">Obtención de los valores PID de un sistema de control por medio de <text:span text:style-name="T15">algoritmos genéticos</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8">Realizado por:<text:tab/><text:tab/><text:tab/></text:p>
      <text:p text:style-name="P8">Miguel Jiménez Arribas<text:tab/> <text:s text:c="5"/></text:p>
      <text:p text:style-name="P16"/>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outline-level="1"/>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outline-level="1"/>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Índice</text:p>
          </text:index-title>
          <text:p text:style-name="P44"><text:a xlink:type="simple" xlink:href="#__RefHeading__209_791172448" text:style-name="Index_20_Link" text:visited-style-name="Index_20_Link"><text:s/>1. Objetivo del proyecto.<text:tab/>3</text:a></text:p>
          <text:p text:style-name="P44"><text:a xlink:type="simple" xlink:href="#__RefHeading__352_791172448" text:style-name="Index_20_Link" text:visited-style-name="Index_20_Link"><text:s/>2. Explicación detallada del código.<text:tab/>4</text:a></text:p>
          <text:p text:style-name="P45"><text:a xlink:type="simple" xlink:href="#__RefHeading__1607_791172448" text:style-name="Index_20_Link" text:visited-style-name="Index_20_Link"><text:s/>2.Altimeter.cs<text:tab/>4</text:a></text:p>
          <text:p text:style-name="P45"><text:a xlink:type="simple" xlink:href="#__RefHeading__1609_791172448" text:style-name="Index_20_Link" text:visited-style-name="Index_20_Link"><text:s/>2.CamControl.cs<text:tab/>4</text:a></text:p>
          <text:p text:style-name="P45"><text:a xlink:type="simple" xlink:href="#__RefHeading__1611_791172448" text:style-name="Index_20_Link" text:visited-style-name="Index_20_Link"><text:s/>2.FlightController.cs<text:tab/>4</text:a></text:p>
          <text:p text:style-name="P45"><text:a xlink:type="simple" xlink:href="#__RefHeading__1613_791172448" text:style-name="Index_20_Link" text:visited-style-name="Index_20_Link"><text:s/>2.GA.cs<text:tab/>4</text:a></text:p>
          <text:p text:style-name="P45"><text:a xlink:type="simple" xlink:href="#__RefHeading__1615_791172448" text:style-name="Index_20_Link" text:visited-style-name="Index_20_Link"><text:s/>2.Individual.cs<text:tab/>5</text:a></text:p>
          <text:p text:style-name="P45"><text:a xlink:type="simple" xlink:href="#__RefHeading__1617_791172448" text:style-name="Index_20_Link" text:visited-style-name="Index_20_Link"><text:s/>2.PIDController.cs<text:tab/>5</text:a></text:p>
          <text:p text:style-name="P45"><text:a xlink:type="simple" xlink:href="#__RefHeading__1619_791172448" text:style-name="Index_20_Link" text:visited-style-name="Index_20_Link"><text:s/>2.RotationSensor.cs<text:tab/>5</text:a></text:p>
          <text:p text:style-name="P45"><text:a xlink:type="simple" xlink:href="#__RefHeading__1621_791172448" text:style-name="Index_20_Link" text:visited-style-name="Index_20_Link"><text:s/>2.Rotor.cs<text:tab/>5</text:a></text:p>
          <text:p text:style-name="P44"><text:a xlink:type="simple" xlink:href="#__RefHeading__332_791172448" text:style-name="Index_20_Link" text:visited-style-name="Index_20_Link"><text:s/>3. Consideraciones a tener en cuenta.<text:tab/>7</text:a></text:p>
          <text:p text:style-name="P44"><text:a xlink:type="simple" xlink:href="#__RefHeading__328_791172448" text:style-name="Index_20_Link" text:visited-style-name="Index_20_Link"><text:s/>4. Resultados obtenidos.<text:tab/>7</text:a></text:p>
          <text:p text:style-name="P44"><text:a xlink:type="simple" xlink:href="#__RefHeading__330_791172448" text:style-name="Index_20_Link" text:visited-style-name="Index_20_Link"><text:s/>5. Conclusiones y mejoras.<text:tab/>7</text:a></text:p>
          <text:p text:style-name="P44"><text:a xlink:type="simple" xlink:href="#__RefHeading__326_791172448" text:style-name="Index_20_Link" text:visited-style-name="Index_20_Link">Anexo 1: Entrega.<text:tab/>8</text:a></text:p>
          <text:p text:style-name="P44"><text:a xlink:type="simple" xlink:href="#__RefHeading__1738_791172448" text:style-name="Index_20_Link" text:visited-style-name="Index_20_Link">Anexo 2: Bibliografía.<text:tab/>8</text:a></text:p>
        </text:index-body>
      </text:table-of-content>
      <text:p text:style-name="P1"/>
      <text:h text:style-name="P38" text:outline-level="1"><text:bookmark-start text:name="__RefHeading__209_791172448"/><text:s/>Objetivo del proyecto.<text:bookmark-end text:name="__RefHeading__209_791172448"/></text:h>
      <text:p text:style-name="P9"><text:span text:style-name="T1">La elección de la temática del proyecto se debió al interés personal de un servidor por todo tipo de sistema de control y especialmente por los sistemas de navegación inerciales aéreos. Por ello se decidió aprovechar esta práctica para aprender sobre los sistemas de control PID. Además, puesto que se trata de un proyecto para la asignatura de Sistemas Inteligentes y para ello era necesario algún tipo de “inteligencia” se decidió optar por la optimización de los valores PID mediante la utilización de algoritmos genéticos, algo para lo cuál se encuentran un gran número de </text:span><text:span text:style-name="T3">papers</text:span><text:span text:style-name="T5"> en Internet</text:span><text:span text:style-name="T5"><text:note text:id="ftn1" text:note-class="footnote"><text:note-citation>1</text:note-citation><text:note-body><text:p text:style-name="P19">Para más información sobre la bibliografía utilizada ir al Anexo 2.</text:p></text:note-body></text:note></text:span><text:span text:style-name="T5">.</text:span></text:p>
      <text:p text:style-name="P20">De esta manera el proyecto comenzó con dos objetivos principales:</text:p>
      <text:p text:style-name="P21">En primer lugar realizar una simulación lo más realista posible de manera en un futuro hipotético para la realización del proyecto en hardware real, el controlador PID y la mayoría del código pudieran reutilizarse.</text:p>
      <text:p text:style-name="P22">En segundo lugar obtener mediante algoritmos genéticos unos valores PID que obtuvieran un comportamiento mejor que aquellos valores obtenidos mediante ensayo y error.</text:p>
      <text:p text:style-name="P11"><text:span text:style-name="T8">Con estos objetivos en mente, el proyecto consiste en la realización de una simulación </text:span><text:span text:style-name="T9">en Unity3D </text:span><text:span text:style-name="T8">de un quadcóptero estabilizado mediante tres controladores PID, uno para la altura, otro para la actitud y otro para la velocidad.</text:span></text:p>
      <text:h text:style-name="P40" text:outline-level="1"><text:bookmark-start text:name="__RefHeading__352_791172448"/><text:s/>Explicación detallada del código.<text:bookmark-end text:name="__RefHeading__352_791172448"/></text:h>
      <text:p text:style-name="P3">Para la realización del proyecto de han creado 8 scripts en Unity: Altimeter.cs, CamControl.cs, FlightController.cs, GA.cs, Individual.cs, PIDController.cs, RotationSensor.cs y Rotor.cs. Ahora se analizará la funcionalidad de cada uno de ellos.</text:p>
      <text:h text:style-name="P41" text:outline-level="2"><text:bookmark-start text:name="__RefHeading__1607_791172448"/>Altimeter.cs<text:bookmark-end text:name="__RefHeading__1607_791172448"/></text:h>
      <text:p text:style-name="P12"><text:span text:style-name="T1">Puesto que, como ya se ha explicado, uno de los objetivos era realizar una simulación lo más realista posible, se ha obtado por externalizar la obtención de datos de manera que actúe de forma más realista, </text:span><text:span text:style-name="T7">puesto que en un controlador real se tendría por un lado la MCU (microcontrolador) y por otro cada uno de los sensores a los cuáles accedería por medio de registros.</text:span></text:p>
      <text:p text:style-name="P13"><text:span text:style-name="T7">D</text:span><text:span text:style-name="T1">e esta manera la clase Altimeter se actuliza en cada </text:span><text:span text:style-name="T3">frame</text:span><text:span text:style-name="T1"> con la altura a la que se encuentra el quadcóptero y </text:span><text:span text:style-name="T17">proveé a FlightController con una función con la cuál obtener dicho dato.</text:span></text:p>
      <text:h text:style-name="P41" text:outline-level="2"><text:bookmark-start text:name="__RefHeading__1609_791172448"/>CamControl.cs<text:bookmark-end text:name="__RefHeading__1609_791172448"/></text:h>
      <text:p text:style-name="P14"><text:span text:style-name="T1">Este script controla la camara </text:span><text:span text:style-name="T11">principal</text:span><text:span text:style-name="T1"> de Unity de manera que siga al quadcóptero en su movimiento.</text:span></text:p>
      <text:h text:style-name="P41" text:outline-level="2"><text:bookmark-start text:name="__RefHeading__1611_791172448"/>FlightController.cs<text:bookmark-end text:name="__RefHeading__1611_791172448"/></text:h>
      <text:p text:style-name="P29"><text:span text:style-name="T1">Esta clase se encarga de realizar toda la simulación del quadcóptero. Cada </text:span><text:span text:style-name="T3">frame</text:span><text:span text:style-name="T1"> llama a los métodos HeightStabiliser y AttitudeStabiliser, tras lo cuál realiza unos cuantos cálculos para el fitness de controlador, algo sobre lo que hablaremos en el próximo script.</text:span></text:p>
      <text:p text:style-name="P29"><text:span text:style-name="T1">El método HeightStabiliser obtiene la altura por medio de la clase Altimeter tras lo cuál pide a la clase PIDController que le devuelva el próximo valor de control, ajustando a partir de este la potencia mínima y máxima a la que puede funcionar cada uno de los rotores.</text:span></text:p>
      <text:p text:style-name="P30"><text:span text:style-name="T1">El método AttitudeStabiliser obtiene la actitud actual mediante la clase RotationSensor a partir de la cuál realiza los cálculos de cualquier controlador PID y establece la potencia exacta que deberán producir cada uno de los rotores, teniendo en cuenta las potencias mínimas y máximas calculadas en HeightStabiliser.</text:span></text:p>
      <text:p text:style-name="P29"><text:span text:style-name="T1">Para hacer que todo lo mencionado funcione es necesario que primero de todo se hayan inicializado todas las variables utilizadas por dichos métodos, para lo cuál existen dos métodos init() diferentes, uno para ejecutar en caso de que se encuentre en modo simulación y otro en caso de que esté en modo de aprendizaje.</text:span></text:p>
      <text:h text:style-name="P41" text:outline-level="2"><text:bookmark-start text:name="__RefHeading__1613_791172448"/>GA.cs<text:bookmark-end text:name="__RefHeading__1613_791172448"/></text:h>
      <text:p text:style-name="P31"><text:span text:style-name="T1">Esta clase es la encargada de realizar el algoritmo genético. Nada más empezar comprueba si el programa está en modo simulación o en modo de aprendizaje (puede cambiarse seleccionando o no el valor booleano </text:span><text:span text:style-name="T3">simulation</text:span><text:span text:style-name="T1"> desde el editor) llamando en cada caso a los métodos de inicialización correspondientes.</text:span></text:p>
      <text:p text:style-name="P31"><text:soft-page-break/><text:span text:style-name="T1">En el caso en que esté en modo simulación únicamente llamará al método de inicialización de FlightController y este se encargará de recoger los valores necesarios del editor,</text:span></text:p>
      <text:p text:style-name="P31"><text:span text:style-name="T1">En caso de que esté en modo de aprendizaje se crean aleatoriamente las poblaciones tras lo cual comienza la evolución. En el método </text:span><text:span text:style-name="T3">evolution</text:span><text:span text:style-name="T1"> para cada generación se calcula el fitness y las posibilidades de selección de cada uno de los individuos. Tras esto se escoje un individuo de la población al azar según las probabilidades calculadas tras lo cuál se muta y se compara consigo mismo antes de mutar y se añade el mejor de los dos a la nueva población.</text:span></text:p>
      <text:p text:style-name="P31"><text:span text:style-name="T1">Como puede verse, se ha obtado por una sola operación (mutar) puesto que al tratarse de números decimales, no tendría sentido que hubiera una operación de combinación.</text:span></text:p>
      <text:p text:style-name="P33"><text:span text:style-name="T1">Todo lo referente a la creación de individuos y al cálculo del </text:span><text:span text:style-name="T3">fitness</text:span><text:span text:style-name="T1"> se expondrá en el apartado...</text:span></text:p>
      <text:h text:style-name="P41" text:outline-level="2"><text:bookmark-start text:name="__RefHeading__1615_791172448"/>Individual.cs<text:bookmark-end text:name="__RefHeading__1615_791172448"/></text:h>
      <text:p text:style-name="P32"><text:span text:style-name="T1">Esta clase auxiliar implementa diferentes operaciones relacionadas con cada uno de los individuos que forman parte de la evolución llevada a cabo en el script GA.cs. Así tenemos operaciones como la creación aleatoria de individuos, la creación por copia, guardar el fitness calculado en dicho script y obtenerlo de vuelta y mutar. </text:span></text:p>
      <text:p text:style-name="P32"><text:span text:style-name="T1">El método mutar consiste en la obtención de dos números aleatorios, uno que decide si se suma o resta y otro la cantidad.</text:span></text:p>
      <text:h text:style-name="P41" text:outline-level="2"><text:bookmark-start text:name="__RefHeading__1617_791172448"/>PIDController.cs<text:bookmark-end text:name="__RefHeading__1617_791172448"/></text:h>
      <text:p text:style-name="P5">Esta clase centraliza todos los cálculos necesarios para actualizar un controlador PID de un momento al siguiente. <text:span text:style-name="T20">En esta implementación se calcula el valor de salida a partir de un valor de entrada siguiendo la fórmula:</text:span></text:p>
      <text:p text:style-name="P6"><draw:frame draw:style-name="fr1" draw:name="Object1" text:anchor-type="as-char" svg:y="-0.1819in" svg:width="3.6819in" svg:height="0.2508in" draw:z-index="0"><draw:object xlink:href="./Object 1" xlink:type="simple" xlink:show="embed" xlink:actuate="onLoad"/><draw:image xlink:href="./ObjectReplacements/Object 1" xlink:type="simple" xlink:show="embed" xlink:actuate="onLoad"/></draw:frame></text:p>
      <text:p text:style-name="P7">siendo <draw:frame draw:style-name="fr1" draw:name="Object2" text:anchor-type="as-char" svg:y="-0.152in" svg:width="2.3575in" svg:height="0.1992in" draw:z-index="1"><draw:object xlink:href="./Object 2" xlink:type="simple" xlink:show="embed" xlink:actuate="onLoad"/><draw:image xlink:href="./ObjectReplacements/Object 2" xlink:type="simple" xlink:show="embed" xlink:actuate="onLoad"/></draw:frame></text:p>
      <text:p text:style-name="P4"><text:span text:style-name="T19">Desafortunadamente, por motivos de falta de tiempo, esta clase solo se ha utilizado para el controlador de altitud (en FlightController.cs), mientras que en el controlador de actitud se ha tenido que implementar la misma funcionalidad </text:span><text:span text:style-name="T13">hardcoded</text:span><text:span text:style-name="T19"> en FlightController.cs puesto que para este segundo se utilizan c</text:span>uaterniones <text:span text:style-name="T19">(</text:span><text:span text:style-name="T13">quaternions</text:span><text:span text:style-name="T19">) y no disponía del tiempo necesario para modificar PIDController de manera que soportara a estos.</text:span></text:p>
      <text:h text:style-name="P41" text:outline-level="2"><text:bookmark-start text:name="__RefHeading__1619_791172448"/>RotationSensor.cs<text:bookmark-end text:name="__RefHeading__1619_791172448"/></text:h>
      <text:p text:style-name="P13"><text:span text:style-name="T1">De la misma forma que en Altimeter.cs, la clase RotationSensor se actualiza en cada </text:span><text:span text:style-name="T3">frame</text:span><text:span text:style-name="T5"> con la actitud (rotación) del quadcóptero y proveé al controlador de una función con la cuál obtener esta.</text:span></text:p>
      <text:h text:style-name="P41" text:outline-level="2"><text:bookmark-start text:name="__RefHeading__1621_791172448"/>Rotor.cs<text:bookmark-end text:name="__RefHeading__1621_791172448"/></text:h>
      <text:p text:style-name="P25">Este script es el encar<text:span text:style-name="T21">g</text:span>ado de simular el comportamiento de cada uno de los rotores de un <text:soft-page-break/>quadcóptero. <text:span text:style-name="T21">Así genera la fuerza en cada uno de los cuatro vértices del quadcóptero así como genera el par motor responsible del giro en el eje vertical (</text:span><text:span text:style-name="T14">yaw</text:span><text:span text:style-name="T21">).</text:span></text:p>
      <text:p text:style-name="P25">Además, <text:span text:style-name="T21">implementa las </text:span>funciones utilizadas en la clase FlightController para <text:span text:style-name="T21">establecer la potencia de cada uno de los motores.</text:span></text:p>
      <text:p text:style-name="P23"/>
      <text:h text:style-name="P39" text:outline-level="1"><text:bookmark-start text:name="__RefHeading__332_791172448"/><text:s/>Consideraciones a tener en cuenta.<text:bookmark-end text:name="__RefHeading__332_791172448"/></text:h>
      <text:p text:style-name="P30"><text:span text:style-name="T12">El proyecto entregado cuenta con dos m</text:span><text:span text:style-name="T1">odo </text:span><text:span text:style-name="T12">de operación: modo de </text:span><text:span text:style-name="T1">aprendizaje y </text:span><text:span text:style-name="T12">modo de </text:span><text:span text:style-name="T1">simulación. </text:span><text:span text:style-name="T12">Se puede cambiar entre ellos (des)marcando la variable boolean </text:span><text:span text:style-name="T4">simulation</text:span><text:span text:style-name="T12"> desde el inspector del editor de Unity del script GA.cs, dentro de </text:span><text:span text:style-name="T4">GameObject</text:span><text:span text:style-name="T12"> </text:span><text:span text:style-name="T18">Floor</text:span><text:span text:style-name="T12">. </text:span></text:p>
      <text:p text:style-name="P36"><text:span text:style-name="T1">Dependiendo del modo en el que se encuentre, los valores PID cada controlador se leen de un sitio diferentes. En caso del modo simulación se pueden cambiar directamente desde el inspector del </text:span><text:span text:style-name="T3">GameObject Quadcopter</text:span><text:span text:style-name="T1">. Sin embargo, en modo aprendizaje dichos valores son generados aleatoriamente como se explicará a continuación.</text:span></text:p>
      <text:p text:style-name="P36"><text:span text:style-name="T1">Además del modo, existen otras propiedades de la clase GA que pueden ser de interés modificar, como son el número de generaciónes o el de individuos, la probabilidad de mutación, el tiempo que dura la simulación de cada individuo y la escala del tiempo, para acelerar la ejecución (valores mayores que tres pueden dar problemas).</text:span></text:p>
      <text:h text:style-name="P37" text:outline-level="1"><text:bookmark-start text:name="__RefHeading__328_791172448"/><text:s/>Resultados obtenidos.<text:bookmark-end text:name="__RefHeading__328_791172448"/></text:h>
      <text:p text:style-name="P30"><text:span text:style-name="T2">S</text:span><text:span text:style-name="T1">uelo = estable.</text:span></text:p>
      <text:h text:style-name="P37" text:outline-level="1"><text:bookmark-start text:name="__RefHeading__330_791172448"/><text:s/>Conclusiones y mejoras.<text:bookmark-end text:name="__RefHeading__330_791172448"/></text:h>
      <text:p text:style-name="P34"><text:span text:style-name="T2">H</text:span><text:span text:style-name="T1">acerlo de verdad.</text:span></text:p>
      <text:p text:style-name="P35"><text:span text:style-name="T1">Velocidad para roll and pitch</text:span></text:p>
      <text:p text:style-name="P2"/>
      <text:p text:style-name="P10"/>
      <text:list xml:id="list2077355239434413270" text:style-name="L1">
        <text:list-item>
          <text:h text:style-name="P43" text:outline-level="1"><text:bookmark-start text:name="__RefHeading__326_791172448"/><text:span text:style-name="T16"><text:s/></text:span><text:span text:style-name="T6">Entrega.</text:span><text:bookmark-end text:name="__RefHeading__326_791172448"/></text:h>
        </text:list-item>
      </text:list>
      <text:p text:style-name="P24">Junto con esta memoria se entrega un zip... </text:p>
      <text:p text:style-name="P15"><text:span text:style-name="T1">Además el proyecto también se encuentra en Github, pudiendo clonarlo o descargar en zip desde: </text:span><text:a xlink:type="simple" xlink:href="https://github.com/migueljiarr/quadcopterController" text:style-name="Internet_20_link">https://github.com/migueljiarr/quadcopterController</text:a><text:span text:style-name="T1">, </text:span><text:span text:style-name="T10">encontrándose la memoria en la carpeta “/Course/Memoria.pdf”.</text:span></text:p>
      <text:list xml:id="list183413713062523" text:continue-numbering="true" text:style-name="L1">
        <text:list-item>
          <text:h text:style-name="P42" text:outline-level="1"><text:bookmark-start text:name="__RefHeading__1738_791172448"/><text:bookmark-start text:name="__RefHeading__1746_791172448"/><text:s/>Bibliografía.<text:bookmark-end text:name="__RefHeading__1738_791172448"/><text:bookmark-end text:name="__RefHeading__1746_791172448"/></text:h>
        </text:list-item>
      </text:list>
      <text:list xml:id="list830621020762135489" text:style-name="L2">
        <text:list-item>
          <text:p text:style-name="P26"><text:a xlink:type="simple" xlink:href="http://wordpress.richardhannah.ninja/honours-project/"><text:span text:style-name="T22">http://wordpress.richardhannah.ninja/honours-project/</text:span></text:a><text:span text:style-name="T22"> <text:s/></text:span></text:p>
        </text:list-item>
        <text:list-item>
          <text:p text:style-name="P27"><text:a xlink:type="simple" xlink:href="http://www.alanzucconi.com/2016/04/27/evolutionary-computation-4/">http://www.alanzucconi.com/2016/04/27/evolutionary-computation-4/</text:a> </text:p>
        </text:list-item>
        <text:list-item>
          <text:p text:style-name="P27">PID Parameters Optimization by Using Genetic Algorithm. Andri Mirzal, Shinichiro Yoshii, Masashi Furukawa. <text:a xlink:type="simple" xlink:href="https://arxiv.org/pdf/1204.0885.pdf">https://arxiv.org/pdf/1204.0885.pdf</text:a> </text:p>
        </text:list-item>
        <text:list-item>
          <text:p text:style-name="P28">PID-Controller Tuning Optimization with Genetic Algorithms in Servo Systems. Arturo Y. Jaen-Cuellar, Rene de J. Romero-Troncoso, Luis Morales-Velazquez, Roque A. Osornio-Rios. <text:a xlink:type="simple" xlink:href="http://journals.sagepub.com/doi/pdf/10.5772/56697">http://journals.sagepub.com/doi/pdf/10.5772/56697</text:a> </text:p>
        </text:list-item>
        <text:list-item>
          <text:p text:style-name="P28">Controller Tuning Using Genetic Algorithms. Ecaterina Emilia Vladu, Toma Leonida Dragomi. <text:a xlink:type="simple" xlink:href="http://uni-obuda.hu/conferences/saci04/vladu.pdf">http://uni-obuda.hu/conferences/saci04/vladu.pdf</text:a> </text:p>
        </text:list-item>
        <text:list-item>
          <text:p text:style-name="P27"><text:a xlink:type="simple" xlink:href="https://docs.unity3d.com/ScriptReference/">https://docs.unity3d.com/ScriptReference/</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erif" svg:font-family="serif"/>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nexo" style:family="paragraph" style:parent-style-name="Heading_20_1" style:default-outline-level="" style:list-style-nam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 "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style:num-format="1" text:display-levels="2">
        <style:list-level-properties text:list-level-position-and-space-mode="label-alignment">
          <style:list-level-label-alignment text:label-followed-by="listtab" text:list-tab-stop-position="0.3in" fo:text-indent="-0.4in" fo:margin-left="0.4in"/>
        </style:list-level-properties>
      </text:outline-level-style>
      <text:outline-level-style text:level="3" style:num-prefix=" " style:num-suffix=")" style:num-format="a">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09:59:30.364132285</meta:creation-date>
    <dc:date>2017-01-17T18:34:11.991570803</dc:date>
    <meta:editing-duration>PT3H31M21S</meta:editing-duration>
    <meta:editing-cycles>38</meta:editing-cycles>
    <meta:generator>LibreOffice/4.2.8.2$Linux_X86_64 LibreOffice_project/420m0$Build-2</meta:generator>
    <dc:creator>Miguel Jimenez</dc:creator>
    <meta:document-statistic meta:table-count="0" meta:image-count="0" meta:object-count="2" meta:page-count="8" meta:paragraph-count="77" meta:word-count="1388" meta:character-count="9055" meta:non-whitespace-character-count="7710"/>
  </office:meta>
</office:document-meta>
</file>

<file path=Object 1/content.xml><?xml version="1.0" encoding="utf-8"?>
<math xmlns="http://www.w3.org/1998/Math/MathML" display="block">
  <semantics>
    <mrow>
      <mi mathvariant="italic">out</mi>
      <mo stretchy="false">=</mo>
      <mrow>
        <mrow>
          <mo fence="true" stretchy="false">[</mo>
          <mrow>
            <mi mathvariant="italic">bias</mi>
          </mrow>
          <mo fence="true" stretchy="false">]</mo>
        </mrow>
        <mo stretchy="false">+</mo>
        <mrow>
          <mo fence="true" stretchy="false">[</mo>
          <mrow>
            <mrow>
              <mrow>
                <mi>P</mi>
                <mo stretchy="false">∗</mo>
                <mi>e</mi>
              </mrow>
              <mrow>
                <mo fence="true" stretchy="false">(</mo>
                <mrow>
                  <mi>t</mi>
                </mrow>
                <mo fence="true" stretchy="false">)</mo>
              </mrow>
            </mrow>
          </mrow>
          <mo fence="true" stretchy="false">]</mo>
        </mrow>
        <mo stretchy="false">+</mo>
        <mrow>
          <mo fence="true" stretchy="false">[</mo>
          <mrow>
            <mrow>
              <mrow>
                <mi>I</mi>
                <mo stretchy="false">∗</mo>
                <mrow>
                  <mo stretchy="false">∫</mo>
                  <mi>e</mi>
                </mrow>
              </mrow>
              <mrow>
                <mrow>
                  <mo fence="true" stretchy="false">(</mo>
                  <mrow>
                    <mi>t</mi>
                  </mrow>
                  <mo fence="true" stretchy="false">)</mo>
                </mrow>
                <mo stretchy="false">∗</mo>
                <mi mathvariant="italic">dt</mi>
              </mrow>
            </mrow>
          </mrow>
          <mo fence="true" stretchy="false">]</mo>
        </mrow>
        <mo stretchy="false">+</mo>
        <mrow>
          <mo fence="true" stretchy="false">[</mo>
          <mrow>
            <mrow>
              <mrow>
                <mi>D</mi>
                <mo stretchy="false">∗</mo>
                <mi mathvariant="italic">de</mi>
              </mrow>
              <mrow>
                <mrow>
                  <mo fence="true" stretchy="false">(</mo>
                  <mrow>
                    <mi>t</mi>
                  </mrow>
                  <mo fence="true" stretchy="false">)</mo>
                </mrow>
                <mo stretchy="false">/</mo>
                <mi mathvariant="italic">dt</mi>
              </mrow>
            </mrow>
          </mrow>
          <mo fence="true" stretchy="false">]</mo>
        </mrow>
      </mrow>
    </mrow>
    <annotation encoding="StarMath 5.0">out = [bias] + [P * e (t)]  + [I * int e (t) * dt ] + [D * de (t)  / dt ] </annotation>
  </semantics>
</math>
</file>

<file path=Object 2/content.xml><?xml version="1.0" encoding="utf-8"?>
<math xmlns="http://www.w3.org/1998/Math/MathML" display="block">
  <semantics>
    <mrow>
      <mi>e</mi>
      <mrow>
        <mrow>
          <mo fence="true" stretchy="false">(</mo>
          <mrow>
            <mi>t</mi>
          </mrow>
          <mo fence="true" stretchy="false">)</mo>
        </mrow>
        <mo stretchy="false">=</mo>
        <mi mathvariant="italic">valor</mi>
      </mrow>
      <mi mathvariant="italic">objetivo</mi>
      <mi>–</mi>
      <mi mathvariant="italic">valor</mi>
      <mi mathvariant="italic">actual</mi>
    </mrow>
    <annotation encoding="StarMath 5.0">e(t) = valor objetivo – valor actual</annotation>
  </semantics>
</math>
</file>